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4472C4" fo:border-left="none" fo:border-right="none" style:vertical-align="middle" fo:background-color="#8EA9DB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_50_0_37__32_-_32_Accent5" style:data-style-name="N0">
      <style:table-cell-properties fo:border-top="none" fo:border-bottom="none" fo:border-left="none" fo:border-right="thin solid #4472C4" style:vertical-align="middle" fo:background-color="#DDEBF7" style:repeat-content="false"/>
      <style:paragraph-properties fo:text-align="center"/>
      <style:text-properties fo:color="#000000"/>
    </style:style>
    <style:style style:name="ce4" style:family="table-cell" style:parent-style-name="_50_0_37__32_-_32_Accent5" style:data-style-name="N0">
      <style:table-cell-properties style:vertical-align="middle" fo:background-color="#DDEBF7" style:repeat-content="false"/>
      <style:paragraph-properties fo:text-align="center"/>
      <style:text-properties fo:color="#000000"/>
    </style:style>
    <style:style style:name="ce5" style:family="table-cell" style:parent-style-name="Bad" style:data-style-name="N0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Good" style:data-style-name="N0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.obj</text:p>
          </table:table-cell>
          <table:table-cell office:value-type="string" table:style-name="ce2">
            <text:p>work_group_size</text:p>
          </table:table-cell>
          <table:table-cell office:value-type="string" table:style-name="ce2">
            <text:p>max_vertices</text:p>
          </table:table-cell>
          <table:table-cell office:value-type="string" table:style-name="ce2">
            <text:p>max_primitives</text:p>
          </table:table-cell>
          <table:table-cell office:value-type="string" table:style-name="ce2">
            <text:p>fps</text:p>
          </table:table-cell>
          <table:table-cell table:style-name="ce2"/>
          <table:table-cell office:value-type="string" table:style-name="ce2">
            <text:p>target_fps</text:p>
          </table:table-cell>
          <table:table-cell table:number-columns-repeated="16376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256" table:style-name="ce4">
            <text:p>256</text:p>
          </table:table-cell>
          <table:table-cell office:value-type="float" office:value="512" table:style-name="ce4">
            <text:p>512</text:p>
          </table:table-cell>
          <table:table-cell office:value-type="float" office:value="36" table:style-name="ce5">
            <text:p>36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office:value-type="float" office:value="56" table:style-name="ce5">
            <text:p>56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office:value-type="float" office:value="71" table:style-name="ce5">
            <text:p>71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67" table:style-name="ce5">
            <text:p>67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77" table:style-name="ce7">
            <text:p>77</text:p>
          </table:table-cell>
          <table:table-cell table:style-name="ce6"/>
          <table:table-cell office:value-type="float" office:value="76" table:style-name="ce5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4" table:style-name="ce5">
            <text:p>24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number-rows-repeated="3" table:style-name="ro1">
          <table:table-cell/>
          <table:table-cell table:number-columns-repeated="7" table:style-name="ce6"/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256" table:style-name="ce4">
            <text:p>256</text:p>
          </table:table-cell>
          <table:table-cell office:value-type="float" office:value="512" table:style-name="ce4">
            <text:p>512</text:p>
          </table:table-cell>
          <table:table-cell office:value-type="float" office:value="22" table:style-name="ce5">
            <text:p>22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office:value-type="float" office:value="35" table:style-name="ce5">
            <text:p>35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office:value-type="float" office:value="53" table:style-name="ce5">
            <text:p>53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58" table:style-name="ce5">
            <text:p>58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61" table:style-name="ce5">
            <text:p>61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5" table:style-name="ce5">
            <text:p>25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number-rows-repeated="4" table:style-name="ro1">
          <table:table-cell/>
          <table:table-cell table:number-columns-repeated="7" table:style-name="ce6"/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8" table:style-name="ce4">
            <text:p>8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41" table:style-name="ce5">
            <text:p>41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style-name="ro1">
          <table:table-cell/>
          <table:table-cell table:number-columns-repeated="7" table:style-name="ce6"/>
          <table:table-cell table:number-columns-repeated="16376"/>
        </table:table-row>
        <table:table-row table:style-name="ro1">
          <table:table-cell/>
          <table:table-cell office:value-type="string" table:style-name="ce3">
            <text:p>lucy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26" table:style-name="ce5">
            <text:p>26</text:p>
          </table:table-cell>
          <table:table-cell table:style-name="ce6"/>
          <table:table-cell office:value-type="float" office:value="76" table:style-name="ce7">
            <text:p>76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5" style:display-name="20% - Accent5" style:family="table-cell" style:data-style-name="N0">
      <style:table-cell-properties fo:background-color="#DDEBF7"/>
      <style:text-properties fo:color="#000000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iguel Carvalho</meta:initial-creator>
    <dc:creator>Miguel Carvalho</dc:creator>
    <meta:creation-date>2021-04-19T16:53:07Z</meta:creation-date>
    <dc:date>2021-04-22T10:19:38Z</dc:date>
  </office:meta>
</office:document-meta>
</file>